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06516" officeooo:paragraph-rsid="00206516"/>
    </style:style>
    <style:style style:name="P2" style:family="paragraph" style:parent-style-name="Standard">
      <style:text-properties officeooo:rsid="001e14a6" officeooo:paragraph-rsid="001e14a6"/>
    </style:style>
    <style:style style:name="P3" style:family="paragraph" style:parent-style-name="Standard">
      <style:text-properties officeooo:rsid="001e14a6" officeooo:paragraph-rsid="00206516"/>
    </style:style>
    <style:style style:name="P4" style:family="paragraph" style:parent-style-name="Standard">
      <style:text-properties officeooo:rsid="001e14a6" officeooo:paragraph-rsid="0051bbf0"/>
    </style:style>
    <style:style style:name="P5" style:family="paragraph" style:parent-style-name="Standard">
      <style:text-properties officeooo:rsid="001e14a6" officeooo:paragraph-rsid="00974850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1e14a6" officeooo:paragraph-rsid="004e7aac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a03fb6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974850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9a0ce5" officeooo:paragraph-rsid="009a0ce5" style:font-weight-asian="bold" style:font-weight-complex="bold"/>
    </style:style>
    <style:style style:name="P17" style:family="paragraph" style:parent-style-name="Standard">
      <style:text-properties officeooo:rsid="00320ed7" officeooo:paragraph-rsid="00320ed7"/>
    </style:style>
    <style:style style:name="P18" style:family="paragraph" style:parent-style-name="Standard">
      <style:text-properties officeooo:rsid="00320ed7" officeooo:paragraph-rsid="007a6ebc"/>
    </style:style>
    <style:style style:name="P19" style:family="paragraph" style:parent-style-name="Standard">
      <style:text-properties officeooo:rsid="00320ed7" officeooo:paragraph-rsid="0095cc8e"/>
    </style:style>
    <style:style style:name="P20" style:family="paragraph" style:parent-style-name="Standard">
      <style:text-properties officeooo:rsid="00320ed7" officeooo:paragraph-rsid="00a03fb6"/>
    </style:style>
    <style:style style:name="P21" style:family="paragraph" style:parent-style-name="Standard">
      <style:text-properties officeooo:rsid="0033fc04" officeooo:paragraph-rsid="0033fc04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95cc8e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95cc8e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a03fb6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a03fb6"/>
    </style:style>
    <style:style style:name="P31" style:family="paragraph" style:parent-style-name="Standard">
      <style:text-properties officeooo:rsid="00583d83" officeooo:paragraph-rsid="00583d83"/>
    </style:style>
    <style:style style:name="P32" style:family="paragraph" style:parent-style-name="Standard">
      <style:text-properties officeooo:rsid="00267fa4" officeooo:paragraph-rsid="0072cfb5"/>
    </style:style>
    <style:style style:name="P33" style:family="paragraph" style:parent-style-name="Table_20_Contents">
      <style:text-properties officeooo:rsid="00762752" officeooo:paragraph-rsid="00762752"/>
    </style:style>
    <style:style style:name="P34" style:family="paragraph" style:parent-style-name="Standard">
      <style:text-properties officeooo:rsid="003eda82" officeooo:paragraph-rsid="003eda82"/>
    </style:style>
    <style:style style:name="P35" style:family="paragraph" style:parent-style-name="Standard">
      <style:text-properties officeooo:rsid="003eda82" officeooo:paragraph-rsid="009b0f83"/>
    </style:style>
    <style:style style:name="P36" style:family="paragraph" style:parent-style-name="Standard">
      <style:text-properties officeooo:rsid="0051bbf0" officeooo:paragraph-rsid="00974850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paragraph-rsid="003a4b5d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9b0f83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431c59" officeooo:paragraph-rsid="009c13e3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rsid="00878ca2" officeooo:paragraph-rsid="009da9d5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89778c" officeooo:paragraph-rsid="009e8c6d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a03fb6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a2374c" officeooo:paragraph-rsid="00a2374c"/>
    </style:style>
    <style:style style:name="P45" style:family="paragraph" style:parent-style-name="Table_20_Contents">
      <style:text-properties officeooo:rsid="0075ab86" officeooo:paragraph-rsid="00974850"/>
    </style:style>
    <style:style style:name="P46" style:family="paragraph" style:parent-style-name="Table_20_Contents">
      <style:text-properties officeooo:paragraph-rsid="00974850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8b642b" officeooo:paragraph-rsid="009e8c6d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c70d3" officeooo:paragraph-rsid="009e8c6d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8e699f" officeooo:paragraph-rsid="009e8c6d"/>
    </style:style>
    <style:style style:name="P50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5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5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53" style:family="paragraph" style:parent-style-name="Standard" style:list-style-name="L1">
      <style:text-properties officeooo:rsid="00590ab2" officeooo:paragraph-rsid="00590ab2"/>
    </style:style>
    <style:style style:name="P54" style:family="paragraph" style:parent-style-name="Standard" style:list-style-name="L1">
      <style:text-properties officeooo:rsid="005af17e" officeooo:paragraph-rsid="005af17e"/>
    </style:style>
    <style:style style:name="P55" style:family="paragraph" style:parent-style-name="Standard" style:list-style-name="L2">
      <style:text-properties officeooo:paragraph-rsid="00a56ce7"/>
    </style:style>
    <style:style style:name="P56" style:family="paragraph" style:parent-style-name="Standard" style:list-style-name="L2">
      <style:text-properties officeooo:paragraph-rsid="0051bbf0"/>
    </style:style>
    <style:style style:name="P57" style:family="paragraph" style:parent-style-name="Standard" style:list-style-name="L2">
      <style:text-properties officeooo:paragraph-rsid="00561ef7"/>
    </style:style>
    <style:style style:name="P58" style:family="paragraph" style:parent-style-name="Standard" style:list-style-name="L2">
      <style:text-properties officeooo:rsid="007fa83b" officeooo:paragraph-rsid="007fa83b"/>
    </style:style>
    <style:style style:name="P59" style:family="paragraph" style:parent-style-name="Standard" style:list-style-name="L2">
      <style:text-properties officeooo:rsid="00549bc8" officeooo:paragraph-rsid="00549bc8"/>
    </style:style>
    <style:style style:name="P60" style:family="paragraph" style:parent-style-name="Standard" style:list-style-name="L2">
      <style:text-properties style:font-name="Liberation Serif" fo:font-size="12pt" officeooo:paragraph-rsid="00561ef7" style:font-size-asian="12pt" style:font-size-complex="12pt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62" style:family="paragraph" style:parent-style-name="Standard">
      <style:text-properties officeooo:rsid="00267fa4" officeooo:paragraph-rsid="00777dfb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adc14b"/>
    </style:style>
    <style:style style:name="P64" style:family="paragraph" style:parent-style-name="Standard">
      <style:text-properties officeooo:rsid="00267fa4" officeooo:paragraph-rsid="00267fa4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rsid="00267fa4" officeooo:paragraph-rsid="00b00fc9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adc14b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rsid="00953e3b" officeooo:paragraph-rsid="00b00fc9"/>
    </style:style>
    <style:style style:name="P68" style:family="paragraph" style:parent-style-name="Standard">
      <style:text-properties officeooo:rsid="00320ed7" officeooo:paragraph-rsid="007a6ebc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b00fc9" style:font-style-asian="italic" style:font-style-complex="italic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officeooo:rsid="00b00fc9" officeooo:paragraph-rsid="00b00fc9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b00fc9" officeooo:paragraph-rsid="00b06594"/>
    </style:style>
    <style:style style:name="P72" style:family="paragraph" style:parent-style-name="Standard">
      <style:text-properties officeooo:rsid="004e7aac" officeooo:paragraph-rsid="007a6ebc"/>
    </style:style>
    <style:style style:name="P73" style:family="paragraph" style:parent-style-name="Standard">
      <style:text-properties officeooo:rsid="004831e1" officeooo:paragraph-rsid="00320ed7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officeooo:rsid="00b06594" officeooo:paragraph-rsid="00b06594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d28a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0acc" style:font-weight-asian="bold" style:font-weight-complex="bold"/>
    </style:style>
    <style:style style:name="T9" style:family="text">
      <style:text-properties fo:font-weight="bold" officeooo:rsid="006f8adb" style:font-weight-asian="bold" style:font-weight-complex="bold"/>
    </style:style>
    <style:style style:name="T10" style:family="text">
      <style:text-properties fo:font-weight="bold" officeooo:rsid="008431bb" style:font-weight-asian="bold" style:font-weight-complex="bold"/>
    </style:style>
    <style:style style:name="T11" style:family="text">
      <style:text-properties fo:font-weight="bold" officeooo:rsid="001e14a6" style:font-weight-asian="bold" style:font-weight-complex="bold"/>
    </style:style>
    <style:style style:name="T12" style:family="text">
      <style:text-properties fo:font-weight="bold" officeooo:rsid="00ac067e" style:font-weight-asian="bold" style:font-weight-complex="bold"/>
    </style:style>
    <style:style style:name="T13" style:family="text">
      <style:text-properties officeooo:rsid="0031aa3b"/>
    </style:style>
    <style:style style:name="T14" style:family="text">
      <style:text-properties officeooo:rsid="0033fc04"/>
    </style:style>
    <style:style style:name="T15" style:family="text">
      <style:text-properties officeooo:rsid="0038543f"/>
    </style:style>
    <style:style style:name="T16" style:family="text">
      <style:text-properties officeooo:rsid="003c162f"/>
    </style:style>
    <style:style style:name="T17" style:family="text">
      <style:text-properties officeooo:rsid="003d21c8"/>
    </style:style>
    <style:style style:name="T18" style:family="text">
      <style:text-properties officeooo:rsid="00415176"/>
    </style:style>
    <style:style style:name="T19" style:family="text">
      <style:text-properties officeooo:rsid="00461ab5"/>
    </style:style>
    <style:style style:name="T20" style:family="text">
      <style:text-properties officeooo:rsid="004c5968"/>
    </style:style>
    <style:style style:name="T21" style:family="text">
      <style:text-properties officeooo:rsid="0051bbf0"/>
    </style:style>
    <style:style style:name="T22" style:family="text">
      <style:text-properties officeooo:rsid="0051eaef"/>
    </style:style>
    <style:style style:name="T23" style:family="text">
      <style:text-properties officeooo:rsid="00549bc8"/>
    </style:style>
    <style:style style:name="T24" style:family="text">
      <style:text-properties officeooo:rsid="0055be5c"/>
    </style:style>
    <style:style style:name="T25" style:family="text">
      <style:text-properties officeooo:rsid="005801da"/>
    </style:style>
    <style:style style:name="T26" style:family="text">
      <style:text-properties officeooo:rsid="005e62ff"/>
    </style:style>
    <style:style style:name="T27" style:family="text">
      <style:text-properties officeooo:rsid="00602cb2"/>
    </style:style>
    <style:style style:name="T28" style:family="text">
      <style:text-properties officeooo:rsid="0065ac71"/>
    </style:style>
    <style:style style:name="T29" style:family="text">
      <style:text-properties officeooo:rsid="0066ac7d"/>
    </style:style>
    <style:style style:name="T30" style:family="text">
      <style:text-properties officeooo:rsid="00645172"/>
    </style:style>
    <style:style style:name="T31" style:family="text">
      <style:text-properties fo:font-weight="normal" officeooo:rsid="0072cfb5" style:font-weight-asian="normal" style:font-weight-complex="normal"/>
    </style:style>
    <style:style style:name="T32" style:family="text">
      <style:text-properties fo:font-weight="normal" officeooo:rsid="00ac067e" style:font-weight-asian="normal" style:font-weight-complex="normal"/>
    </style:style>
    <style:style style:name="T33" style:family="text">
      <style:text-properties officeooo:rsid="0072cfb5"/>
    </style:style>
    <style:style style:name="T34" style:family="text">
      <style:text-properties officeooo:rsid="0072ee92"/>
    </style:style>
    <style:style style:name="T35" style:family="text">
      <style:text-properties officeooo:rsid="007a6ebc"/>
    </style:style>
    <style:style style:name="T36" style:family="text">
      <style:text-properties officeooo:rsid="00470150"/>
    </style:style>
    <style:style style:name="T37" style:family="text">
      <style:text-properties officeooo:rsid="0081292a"/>
    </style:style>
    <style:style style:name="T38" style:family="text">
      <style:text-properties officeooo:rsid="0082e64c"/>
    </style:style>
    <style:style style:name="T39" style:family="text">
      <style:text-properties officeooo:rsid="008431bb"/>
    </style:style>
    <style:style style:name="T40" style:family="text">
      <style:text-properties officeooo:rsid="0085eb82"/>
    </style:style>
    <style:style style:name="T41" style:family="text">
      <style:text-properties officeooo:rsid="00878ca2"/>
    </style:style>
    <style:style style:name="T42" style:family="text">
      <style:text-properties officeooo:rsid="0089778c"/>
    </style:style>
    <style:style style:name="T43" style:family="text">
      <style:text-properties officeooo:rsid="008b642b"/>
    </style:style>
    <style:style style:name="T44" style:family="text">
      <style:text-properties officeooo:rsid="008c70d3"/>
    </style:style>
    <style:style style:name="T45" style:family="text">
      <style:text-properties officeooo:rsid="008f026e"/>
    </style:style>
    <style:style style:name="T46" style:family="text">
      <style:text-properties officeooo:rsid="0090136f"/>
    </style:style>
    <style:style style:name="T47" style:family="text">
      <style:text-properties officeooo:rsid="00910dba"/>
    </style:style>
    <style:style style:name="T48" style:family="text">
      <style:text-properties officeooo:rsid="00920b47"/>
    </style:style>
    <style:style style:name="T49" style:family="text">
      <style:text-properties officeooo:rsid="0093d44b"/>
    </style:style>
    <style:style style:name="T50" style:family="text">
      <style:text-properties officeooo:rsid="0075ab86"/>
    </style:style>
    <style:style style:name="T51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3" style:family="text">
      <style:text-properties officeooo:rsid="003a4b5d"/>
    </style:style>
    <style:style style:name="T54" style:family="text">
      <style:text-properties style:font-name="Liberation Serif" fo:font-size="12pt" officeooo:rsid="00a56ce7" style:font-size-asian="12pt" style:font-size-complex="12pt"/>
    </style:style>
    <style:style style:name="T55" style:family="text">
      <style:text-properties officeooo:rsid="009a2413"/>
    </style:style>
    <style:style style:name="T56" style:family="text">
      <style:text-properties officeooo:rsid="004e7aac"/>
    </style:style>
    <style:style style:name="T57" style:family="text">
      <style:text-properties officeooo:rsid="009b0f83"/>
    </style:style>
    <style:style style:name="T58" style:family="text">
      <style:text-properties officeooo:rsid="009da9d5"/>
    </style:style>
    <style:style style:name="T59" style:family="text">
      <style:text-properties officeooo:rsid="009fd711"/>
    </style:style>
    <style:style style:name="T60" style:family="text">
      <style:text-properties officeooo:rsid="0049e2b5"/>
    </style:style>
    <style:style style:name="T61" style:family="text">
      <style:text-properties officeooo:rsid="00431c59"/>
    </style:style>
    <style:style style:name="T62" style:family="text">
      <style:text-properties style:text-position="super 58%" officeooo:rsid="00461ab5"/>
    </style:style>
    <style:style style:name="T63" style:family="text">
      <style:text-properties officeooo:rsid="0046932a"/>
    </style:style>
    <style:style style:name="T64" style:family="text">
      <style:text-properties officeooo:rsid="004bd97d"/>
    </style:style>
    <style:style style:name="T65" style:family="text">
      <style:text-properties officeooo:rsid="006c3167"/>
    </style:style>
    <style:style style:name="T66" style:family="text">
      <style:text-properties officeooo:rsid="00a56ce7"/>
    </style:style>
    <style:style style:name="T67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a584be" style:font-style-asian="normal" style:font-weight-asian="normal" style:text-emphasize="none"/>
    </style:style>
    <style:style style:name="T70" style:family="text">
      <style:text-properties officeooo:rsid="00ac067e"/>
    </style:style>
    <style:style style:name="T71" style:family="text">
      <style:text-properties officeooo:rsid="00953e3b"/>
    </style:style>
    <style:style style:name="T72" style:family="text">
      <style:text-properties officeooo:rsid="00a34702"/>
    </style:style>
    <style:style style:name="T73" style:family="text">
      <style:text-properties officeooo:rsid="00a8a730"/>
    </style:style>
    <style:style style:name="T74" style:family="text">
      <style:text-properties officeooo:rsid="007a2866"/>
    </style:style>
    <style:style style:name="T7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78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82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83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84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85" style:family="text">
      <style:text-properties style:font-name="Times New Roman"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86" style:family="text">
      <style:text-properties style:font-name="Times New Roman"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87" style:family="text">
      <style:text-properties style:font-name="Times New Roman"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89" style:family="text">
      <style:text-properties style:font-name="Times New Roman"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90" style:family="text">
      <style:text-properties style:font-name="Times New Roman"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91" style:family="text">
      <style:text-properties style:font-name="Times New Roman"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92" style:family="text">
      <style:text-properties officeooo:rsid="00adc14b"/>
    </style:style>
    <style:style style:name="T9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95" style:family="text">
      <style:text-properties officeooo:rsid="00ae1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urse Title:</text:p>
          </table:table-cell>
          <table:table-cell table:style-name="Table1.A1" office:value-type="string">
            <text:p text:style-name="P10">Terminología Especializada <text:span text:style-name="T39">en Documentos </text:span>Jurídic<text:span text:style-name="T39">os</text:span></text:p>
          </table:table-cell>
        </table:table-row>
        <table:table-row>
          <table:table-cell table:style-name="Table1.A1" office:value-type="string">
            <text:p text:style-name="P8">Program <text:span text:style-name="T13">and </text:span><text:span text:style-name="T1">Track</text:span>:</text:p>
          </table:table-cell>
          <table:table-cell table:style-name="Table1.A1" office:value-type="string">
            <text:p text:style-name="P3"><text:span text:style-name="T2">I</text:span><text:span text:style-name="T8">nterpretación y Traduccíon: </text:span><text:span text:style-name="T10">7</text:span><text:span text:style-name="T7">° Cu</text:span><text:span text:style-name="T9">a</text:span><text:span text:style-name="T7">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<text:span text:style-name="T39">T</text:span>073<text:span text:style-name="T70">2</text:span></text:p>
          </table:table-cell>
        </table:table-row>
        <table:table-row>
          <table:table-cell table:style-name="Table1.A1" office:value-type="string">
            <text:p text:style-name="P33">Cohort <text:span text:style-name="T49">ID</text:span>:</text:p>
          </table:table-cell>
          <table:table-cell table:style-name="Table1.A1" office:value-type="string">
            <text:p text:style-name="P12">7A</text:p>
          </table:table-cell>
        </table:table-row>
      </table:table>
      <text:p text:style-name="P1"/>
      <text:p text:style-name="P13">Description</text:p>
      <text:p text:style-name="P32">This course <text:span text:style-name="T31">will focus on the specialized terminologies, acronyms, and jargon used </text:span><text:span text:style-name="T32">i</text:span>n <text:span text:style-name="T33">selected</text:span> <text:span text:style-name="T40">legal documents </text:span><text:span text:style-name="T70">within the context legal systems, legal research, </text:span><text:span text:style-name="T95">and international law</text:span><text:span text:style-name="T26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6">be specific </text:span><text:span text:style-name="T5">to </text:span><text:span text:style-name="T4">Spanish and English translation</text:span><text:span text:style-name="T5">s.</text:span></text:p>
      <text:p text:style-name="P32"/>
      <text:p text:style-name="P62"><text:span text:style-name="T3">Major </text:span><text:span text:style-name="T6">elements of</text:span><text:span text:style-name="T3"> the course will include: <text:s/></text:span></text:p>
      <text:p text:style-name="P63"><text:span text:style-name="T74">I. <text:tab/></text:span><text:span text:style-name="T85">Language and the Law</text:span></text:p>
      <text:p text:style-name="P63"><text:span text:style-name="T76">II.<text:tab/></text:span><text:span text:style-name="T85">Foundations of Legal Systems</text:span></text:p>
      <text:p text:style-name="P63"><text:span text:style-name="T85">III. <text:tab/></text:span><text:span text:style-name="T76">Elements of Academic </text:span><text:span text:style-name="T77">Work</text:span></text:p>
      <text:p text:style-name="P66"><text:span text:style-name="T75">I</text:span><text:span text:style-name="T85">V</text:span><text:span text:style-name="T75">. <text:tab/></text:span><text:span text:style-name="T78">Elements of </text:span><text:span text:style-name="T79">Professional </text:span><text:span text:style-name="T80">Consulting</text:span></text:p>
      <text:p text:style-name="P66"><text:span text:style-name="T81">V.</text:span><text:span text:style-name="T78"> <text:s/><text:tab/>AI-Powered Translation</text:span></text:p>
      <text:p text:style-name="P66"><text:span text:style-name="T82">V</text:span><text:span text:style-name="T85">I</text:span><text:span text:style-name="T82">. <text:s/><text:tab/></text:span><text:span text:style-name="T85">Legal Research and Legal Resources</text:span></text:p>
      <text:p text:style-name="P63"><text:span text:style-name="T76">V</text:span><text:span text:style-name="T85">I</text:span><text:span text:style-name="T83">I</text:span><text:span text:style-name="T76">. <text:tab/></text:span><text:span text:style-name="T85">Analysis, Evaluation, and </text:span><text:span text:style-name="T76">Translation of Legal Documents</text:span></text:p>
      <text:p text:style-name="P63"><text:span text:style-name="T76">V</text:span><text:span text:style-name="T85">I</text:span><text:span text:style-name="T83">II</text:span><text:span text:style-name="T76">. <text:tab/></text:span><text:span text:style-name="T84">Selected Topics in </text:span><text:span text:style-name="T76">Contemporary </text:span><text:span text:style-name="T85">International Law</text:span></text:p>
      <text:p text:style-name="P63"><text:span text:style-name="T92">IX</text:span><text:span text:style-name="T71">. <text:tab/></text:span><text:span text:style-name="T72">Vocabulary </text:span><text:span text:style-name="T73">Building</text:span></text:p>
      <text:p text:style-name="P62"/>
      <text:p text:style-name="P64"><text:span text:style-name="T93">Scope </text:span><text:span text:style-name="T94">and General Sequence</text:span></text:p>
      <text:p text:style-name="P69"><text:span text:style-name="T74">I. <text:tab/></text:span><text:span text:style-name="T85">Language and the Law</text:span></text:p>
      <text:p text:style-name="P70"><text:span text:style-name="T76">1. </text:span><text:span text:style-name="T86">History, </text:span><text:span text:style-name="T87">S</text:span><text:span text:style-name="T88">tructure </text:span><text:span text:style-name="T89">and </text:span><text:span text:style-name="T87">F</text:span><text:span text:style-name="T90">unction</text:span><text:span text:style-name="T75">s</text:span><text:span text:style-name="T90"> </text:span><text:span text:style-name="T89">of </text:span><text:span text:style-name="T75">Legal </text:span><text:span text:style-name="T87">L</text:span><text:span text:style-name="T89">anguage</text:span></text:p>
      <text:p text:style-name="P70"><text:span text:style-name="T89">2. </text:span><text:span text:style-name="T75">The Role of Jargon</text:span></text:p>
      <text:p text:style-name="P65"><text:span text:style-name="T76"/></text:p>
      <text:p text:style-name="P69"><text:span text:style-name="T76">II.<text:tab/></text:span><text:span text:style-name="T85">Foundations of Legal Systems</text:span></text:p>
      <text:p text:style-name="P71"><text:span text:style-name="T85">1. </text:span><text:span text:style-name="T91">Characterization of Legal Systems</text:span></text:p>
      <text:p text:style-name="P71"><text:span text:style-name="T91">2. </text:span><text:span text:style-name="T75">History and Development </text:span><text:span text:style-name="T91">Civil Law (Mexico)</text:span></text:p>
      <text:p text:style-name="P74"><text:span text:style-name="T75">3</text:span><text:span text:style-name="T91">. </text:span><text:span text:style-name="T75">History and Development <text:s/>of Common Law (US)</text:span></text:p>
      <text:p text:style-name="P65"><text:span text:style-name="T85"/></text:p>
      <text:p text:style-name="P65"><text:span text:style-name="T85">III. <text:tab/></text:span><text:span text:style-name="T76">Elements of Academic </text:span><text:span text:style-name="T77">Work</text:span></text:p>
      <text:p text:style-name="P67"><text:span text:style-name="T75"/></text:p>
      <text:p text:style-name="P67"><text:span text:style-name="T75"/></text:p>
      <text:p text:style-name="P67"><text:span text:style-name="T75">I</text:span><text:span text:style-name="T85">V</text:span><text:span text:style-name="T75">. <text:tab/></text:span><text:span text:style-name="T78">Elements of </text:span><text:span text:style-name="T79">Professional </text:span><text:span text:style-name="T80">Consulting</text:span></text:p>
      <text:p text:style-name="P67"><text:span text:style-name="T81"/></text:p>
      <text:p text:style-name="P67"><text:span text:style-name="T81"/></text:p>
      <text:p text:style-name="P67"><text:span text:style-name="T81">V.</text:span><text:span text:style-name="T78"> <text:s/><text:tab/>AI-Powered Translation</text:span></text:p>
      <text:p text:style-name="P67"><text:span text:style-name="T82"/></text:p>
      <text:p text:style-name="P67"><text:span text:style-name="T82"/></text:p>
      <text:p text:style-name="P67"><text:span text:style-name="T82">V</text:span><text:span text:style-name="T85">I</text:span><text:span text:style-name="T82">. <text:s/><text:tab/></text:span><text:span text:style-name="T85">Legal Research and Legal Resources</text:span></text:p>
      <text:p text:style-name="P65"><text:span text:style-name="T76"/></text:p>
      <text:p text:style-name="P65"><text:span text:style-name="T76"/></text:p>
      <text:p text:style-name="P65"><text:soft-page-break/><text:span text:style-name="T76">V</text:span><text:span text:style-name="T85">I</text:span><text:span text:style-name="T83">I</text:span><text:span text:style-name="T76">. <text:tab/></text:span><text:span text:style-name="T85">Analysis, Evaluation, and </text:span><text:span text:style-name="T76">Translation of Legal Documents</text:span></text:p>
      <text:p text:style-name="P65"><text:span text:style-name="T76"/></text:p>
      <text:p text:style-name="P65"><text:span text:style-name="T76"/></text:p>
      <text:p text:style-name="P65"><text:span text:style-name="T76">V</text:span><text:span text:style-name="T85">I</text:span><text:span text:style-name="T83">II</text:span><text:span text:style-name="T76">. <text:tab/></text:span><text:span text:style-name="T84">Selected Topics in </text:span><text:span text:style-name="T76">Contemporary </text:span><text:span text:style-name="T85">International Law</text:span></text:p>
      <text:p text:style-name="P65"/>
      <text:p text:style-name="P65"/>
      <text:p text:style-name="P69"><text:span text:style-name="T92">IX</text:span><text:span text:style-name="T71">. <text:tab/></text:span><text:span text:style-name="T72">Vocabulary </text:span><text:span text:style-name="T73">Building</text:span></text:p>
      <text:p text:style-name="P18"/>
      <text:p text:style-name="P72"/>
      <text:p text:style-name="P17"/>
      <text:p text:style-name="P18">2. <text:s/><text:span text:style-name="T35">S</text:span><text:span text:style-name="T27">tructure </text:span><text:span text:style-name="T34">and </text:span><text:span text:style-name="T35">F</text:span><text:span text:style-name="T28">unction </text:span><text:span text:style-name="T34">of </text:span><text:span text:style-name="T47">Legal </text:span><text:span text:style-name="T35">Documents</text:span></text:p>
      <text:p text:style-name="P22">2.1 <text:s/><text:span text:style-name="T38">Document Structures</text:span></text:p>
      <text:p text:style-name="P25">2.2 <text:s/><text:span text:style-name="T38">Document Functions</text:span></text:p>
      <text:p text:style-name="P43">2.3 <text:span text:style-name="T41">Selected </text:span>Types and Formats <text:span text:style-name="T59">of Legal Documents</text:span></text:p>
      <text:p text:style-name="P44">2.4 <text:s/>Specialized Legal Terminology</text:p>
      <text:p text:style-name="P17"/>
      <text:p text:style-name="P73"/>
      <text:p text:style-name="P17"/>
      <text:p text:style-name="P21"><text:span text:style-name="T57">7</text:span>. <text:span text:style-name="T58">Document </text:span><text:span text:style-name="T15">Translation</text:span></text:p>
      <text:p text:style-name="P40">7.1 <text:span text:style-name="T42">Birth, Marriage, and Death Certificates</text:span></text:p>
      <text:p text:style-name="P41">7.2 Credentials</text:p>
      <text:p text:style-name="P41"><text:span text:style-name="T58">7.</text:span>3 <text:span text:style-name="T43">Legal Complaints</text:span></text:p>
      <text:p text:style-name="P47">7.4 Levies</text:p>
      <text:p text:style-name="P41"><text:span text:style-name="T43">7.5 </text:span><text:span text:style-name="T44">Deeds</text:span></text:p>
      <text:p text:style-name="P48">7.6 Contracts</text:p>
      <text:p text:style-name="P49">7.7 Federal and State Regulations</text:p>
      <text:p text:style-name="P6"/>
      <text:p text:style-name="P39"><text:span text:style-name="T56">8. Production of </text:span>Client Deliverables</text:p>
      <text:p text:style-name="P39"/>
      <text:p text:style-name="P14">Expectations</text:p>
      <text:p text:style-name="P31">Students will be expected to:</text:p>
      <text:list xml:id="list141166655" text:style-name="L1">
        <text:list-item>
          <text:p text:style-name="P53">Attend all classes on time</text:p>
        </text:list-item>
        <text:list-item>
          <text:p text:style-name="P53">Be prepared to take notes and access materials on-line</text:p>
        </text:list-item>
        <text:list-item>
          <text:p text:style-name="P53">Participate in all class activities, including discussions and presentations</text:p>
        </text:list-item>
        <text:list-item>
          <text:p text:style-name="P54">Complete all assignments, quizzes, and the final exam</text:p>
        </text:list-item>
      </text:list>
      <text:p text:style-name="P2"/>
      <text:p text:style-name="P14">Exit Criteria</text:p>
      <text:p text:style-name="P4"><text:span text:style-name="T21">Upon the successful completion of the course the student will </text:span><text:span text:style-name="T22">be able to:</text:span></text:p>
      <text:list xml:id="list3299441104" text:style-name="L2">
        <text:list-item>
          <text:p text:style-name="P58">Analyze the s<text:span text:style-name="T27">tructure </text:span><text:span text:style-name="T34">and </text:span>f<text:span text:style-name="T28">unction </text:span><text:span text:style-name="T34">of </text:span>l<text:span text:style-name="T34">anguage in </text:span><text:span text:style-name="T44">legal systems</text:span></text:p>
        </text:list-item>
        <text:list-item>
          <text:p text:style-name="P58">Analyze the s<text:span text:style-name="T27">tructure </text:span><text:span text:style-name="T34">and </text:span>f<text:span text:style-name="T28">unction </text:span><text:span text:style-name="T34">of </text:span><text:span text:style-name="T48">selected types of </text:span>documents<text:span text:style-name="T34"> </text:span><text:span text:style-name="T48">with</text:span><text:span text:style-name="T34">in </text:span><text:span text:style-name="T44">legal systems</text:span></text:p>
        </text:list-item>
        <text:list-item>
          <text:p text:style-name="P58">Analyze the elements of style<text:span text:style-name="T34"> </text:span><text:span text:style-name="T45">in</text:span><text:span text:style-name="T34"> </text:span><text:span text:style-name="T45">legal </text:span>documents</text:p>
        </text:list-item>
        <text:list-item>
          <text:p text:style-name="P55"><text:span text:style-name="T66">Demonstrate</text:span><text:span text:style-name="T54"> </text:span><text:span text:style-name="T67">a solid understanding of English grammatical structures and stylistic elements</text:span></text:p>
        </text:list-item>
        <text:list-item>
          <text:p text:style-name="P56">Apply <text:span text:style-name="T23">the principles of QAQC to document production by using a VCS </text:span></text:p>
        </text:list-item>
        <text:list-item>
          <text:p text:style-name="P59">Apply the principles of modern tran<text:span text:style-name="T24">slat</text:span><text:span text:style-name="T25">ion</text:span><text:span text:style-name="T24"> by using </text:span>an API to access a LLM for <text:span text:style-name="T25">English-Spanish </text:span>translation</text:p>
        </text:list-item>
        <text:list-item>
          <text:p text:style-name="P57"><text:soft-page-break/><text:span text:style-name="T37">Design, develop, and implement personal dictionaries for the translation of specialized terminology </text:span><text:span text:style-name="T29">in </text:span><text:span text:style-name="T44">l</text:span><text:span text:style-name="T46">egal documents</text:span></text:p>
        </text:list-item>
        <text:list-item>
          <text:p text:style-name="P60"><text:span text:style-name="T68">Analyze and evaluate a variety of </text:span><text:span text:style-name="T69">legal texts </text:span><text:span text:style-name="T68">in order to produce clear, coherent, and accurate English-Spanish translations</text:span></text:p>
        </text:list-item>
        <text:list-item>
          <text:p text:style-name="P61">Produce professional quality client deliverables</text:p>
        </text:list-item>
      </text:list>
      <text:p text:style-name="P50"/>
      <text:p text:style-name="P50"/>
      <text:p text:style-name="P2"/>
      <text:p text:style-name="P2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50">Interim </text:span>Evaluations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P46"/>
          </table:table-cell>
        </table:table-row>
        <table:table-row>
          <table:table-cell table:style-name="Table2.A1" office:value-type="string">
            <text:p text:style-name="P36">Daily Work and Participation<text:tab/></text:p>
          </table:table-cell>
          <table:table-cell table:style-name="Table2.A1" office:value-type="string">
            <text:p text:style-name="P45">1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36"><text:span text:style-name="T50">Av. </text:span>Daily Work and Participation<text:tab/></text:p>
          </table:table-cell>
          <table:table-cell table:style-name="Table2.A1" office:value-type="string">
            <text:p text:style-name="P45">10%</text:p>
          </table:table-cell>
        </table:table-row>
        <table:table-row>
          <table:table-cell table:style-name="Table2.A1" office:value-type="string">
            <text:p text:style-name="P45">Homework</text:p>
          </table:table-cell>
          <table:table-cell table:style-name="Table2.A1" office:value-type="string">
            <text:p text:style-name="P45">60 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Homework</text:p>
          </table:table-cell>
          <table:table-cell table:style-name="Table2.A1" office:value-type="string">
            <text:p text:style-name="P45">30 %</text:p>
          </table:table-cell>
        </table:table-row>
        <table:table-row>
          <table:table-cell table:style-name="Table2.A1" office:value-type="string">
            <text:p text:style-name="P45">Interim Exam</text:p>
          </table:table-cell>
          <table:table-cell table:style-name="Table2.A1" office:value-type="string">
            <text:p text:style-name="P45">3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Interim Exams</text:p>
          </table:table-cell>
          <table:table-cell table:style-name="Table2.A1" office:value-type="string">
            <text:p text:style-name="P45">30%</text:p>
          </table:table-cell>
        </table:table-row>
        <table:table-row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Final Exam</text:p>
          </table:table-cell>
          <table:table-cell table:style-name="Table2.A1" office:value-type="string">
            <text:p text:style-name="P45">30 %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officeooo:rsid="00ac067e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8431bb" style:font-weight-asian="bold" style:font-weight-complex="bold"/>
    </style:style>
    <style:style style:name="MT4" style:family="text">
      <style:text-properties fo:font-weight="bold" officeooo:rsid="00ac067e" style:font-weight-asian="bold" style:font-weight-complex="bold"/>
    </style:style>
    <style:style style:name="MT5" style:family="text">
      <style:text-properties fo:font-weight="normal" officeooo:rsid="00ac067e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(</text:span><text:span text:style-name="MT2">I</text:span><text:span text:style-name="MT3">T</text:span><text:span text:style-name="MT2">073</text:span><text:span text:style-name="MT4">2</text:span><text:span text:style-name="MT5">)</text:span></text:p>
        <text:p text:style-name="MP2">UTECA 25-3</text:p>
        <text:p text:style-name="MP2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2T11:08:56.795185016</dc:date>
    <meta:editing-duration>PT9H40M45S</meta:editing-duration>
    <meta:editing-cycles>108</meta:editing-cycles>
    <meta:generator>LibreOffice/7.3.7.2$Linux_X86_64 LibreOffice_project/30$Build-2</meta:generator>
    <meta:document-statistic meta:table-count="2" meta:image-count="1" meta:object-count="0" meta:page-count="3" meta:paragraph-count="85" meta:word-count="473" meta:character-count="3103" meta:non-whitespace-character-count="2696"/>
  </office:meta>
</office:document-meta>
</file>